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47"/>
      <text:p text:style-name="P47"/>
      <text:p text:style-name="P47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47"/>
      <text:p text:style-name="P47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47"/>
      <text:p text:style-name="P47"/>
      <text:p text:style-name="P47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47"/>
      <text:p text:style-name="P47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48"/>
      <text:p text:style-name="P58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49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50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50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51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59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52"/>
      <text:p text:style-name="P52"/>
      <text:p text:style-name="P52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52"/>
      <text:p text:style-name="P52"/>
      <text:p text:style-name="P52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53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54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55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56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57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60"/>
      <text:p text:style-name="P60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61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62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63"/>
      <text:p text:style-name="P63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64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64"/>
      <text:p text:style-name="P64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69"/>
      <text:p text:style-name="P69">D<text:span text:style-name="T12">illuns</text:span><text:tab/><text:span text:style-name="T17">06</text:span>/<text:span text:style-name="T14">11</text:span>/23</text:p>
      <text:p text:style-name="P67">Comencem amb <text:a xlink:type="simple" xlink:href="https://paulinoposada.github.io/web_mec/documents/acotacio_exercicis_3.pdf">exercicis d'acotació 3</text:a></text:p>
      <text:p text:style-name="P66">Comentem <text:a xlink:type="simple" xlink:href="https://youtu.be/7JU-sObizA8?si=M0mQ_6QCkNBZ2ctQ"><text:span text:style-name="T18">vídeo vistes 1</text:span></text:a>.</text:p>
      <text:p text:style-name="P67">Dibuiexem vistes d'una grapadora i una llanterna.</text:p>
      <text:p text:style-name="P68">Baixem al ta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6T21:50:41.493436939</dc:date>
    <meta:editing-duration>PT27M52S</meta:editing-duration>
    <meta:editing-cycles>36</meta:editing-cycles>
    <meta:document-statistic meta:table-count="0" meta:image-count="0" meta:object-count="0" meta:page-count="3" meta:paragraph-count="91" meta:word-count="515" meta:character-count="3437" meta:non-whitespace-character-count="2995"/>
  </office:meta>
</office:document-meta>
</file>